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22cm" fo:min-width="7.17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22cm" fo:min-width="9.475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22cm" fo:min-width="4.965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22cm" fo:min-width="4.543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884cm" fo:min-width="5.636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884cm" fo:min-width="5.80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565cm" svg:height="1.972cm" svg:x="12.235cm" svg:y="1.228cm">
          <draw:text-box>
            <text:p text:style-name="P1">Vapour-Compression</text:p>
            <text:p text:style-name="P1">Cycle</text:p>
          </draw:text-box>
        </draw:frame>
        <draw:frame draw:style-name="gr2" draw:text-style-name="P1" draw:layer="layout" svg:width="9.975cm" svg:height="1.972cm" svg:x="1.228cm" svg:y="7.48cm">
          <draw:text-box>
            <text:p text:style-name="P1">Single Vapour-Compression</text:p>
            <text:p text:style-name="P1">Cycles</text:p>
          </draw:text-box>
        </draw:frame>
        <draw:frame draw:style-name="gr3" draw:text-style-name="P1" draw:layer="layout" svg:width="5.465cm" svg:height="1.972cm" svg:x="20.735cm" svg:y="7.48cm">
          <draw:text-box>
            <text:p text:style-name="P1">Multi-Pressure</text:p>
            <text:p text:style-name="P1">Systems</text:p>
          </draw:text-box>
        </draw:frame>
        <draw:frame draw:style-name="gr4" draw:text-style-name="P1" draw:layer="layout" svg:width="5.043cm" svg:height="1.972cm" svg:x="17.16cm" svg:y="17.028cm">
          <draw:text-box>
            <text:p text:style-name="P1">Compound </text:p>
            <text:p text:style-name="P1">Compression</text:p>
          </draw:text-box>
        </draw:frame>
        <draw:frame draw:style-name="gr5" draw:text-style-name="P1" draw:layer="layout" svg:width="6.136cm" svg:height="1.134cm" svg:x="16.028cm" svg:y="14.919cm">
          <draw:text-box>
            <text:p text:style-name="P1">Multi-Evaporator</text:p>
          </draw:text-box>
        </draw:frame>
        <draw:frame draw:style-name="gr6" draw:text-style-name="P1" draw:layer="layout" svg:width="6.307cm" svg:height="1.134cm" svg:x="15.85cm" svg:y="12.281cm">
          <draw:text-box>
            <text:p text:style-name="P1">Cascade System</text:p>
          </draw:text-box>
        </draw:frame>
        <draw:line draw:style-name="gr7" draw:text-style-name="P1" draw:layer="layout" svg:x1="15.492cm" svg:y1="3.172cm" svg:x2="15.492cm" svg:y2="5.915cm">
          <text:p/>
        </draw:line>
        <draw:line draw:style-name="gr7" draw:text-style-name="P1" draw:layer="layout" svg:x1="6.199cm" svg:y1="5.915cm" svg:x2="23.475cm" svg:y2="5.915cm">
          <text:p/>
        </draw:line>
        <draw:line draw:style-name="gr7" draw:text-style-name="P1" draw:layer="layout" svg:x1="6.199cm" svg:y1="5.915cm" svg:x2="6.199cm" svg:y2="7.479cm">
          <text:p/>
        </draw:line>
        <draw:line draw:style-name="gr7" draw:text-style-name="P1" draw:layer="layout" svg:x1="23.475cm" svg:y1="5.915cm" svg:x2="23.475cm" svg:y2="7.479cm">
          <text:p/>
        </draw:line>
        <draw:line draw:style-name="gr7" draw:text-style-name="P1" draw:layer="layout" svg:x1="23.356cm" svg:y1="9.452cm" svg:x2="23.356cm" svg:y2="18.175cm">
          <text:p/>
        </draw:line>
        <draw:line draw:style-name="gr7" draw:text-style-name="P1" draw:layer="layout" svg:x1="22.157cm" svg:y1="12.988cm" svg:x2="23.356cm" svg:y2="12.988cm">
          <text:p/>
        </draw:line>
        <draw:line draw:style-name="gr7" draw:text-style-name="P1" draw:layer="layout" svg:x1="22.156cm" svg:y1="15.462cm" svg:x2="23.355cm" svg:y2="15.462cm">
          <text:p/>
        </draw:line>
        <draw:line draw:style-name="gr7" draw:text-style-name="P1" draw:layer="layout" svg:x1="22.156cm" svg:y1="18.056cm" svg:x2="23.355cm" svg:y2="18.056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12T20:17:59</meta:creation-date>
    <dc:date>2013-04-12T20:26:01</dc:date>
    <dc:creator>Jefferson Gomes</dc:creator>
    <meta:editing-duration>PT2M20S</meta:editing-duration>
    <meta:editing-cycles>2</meta:editing-cycles>
    <meta:generator>LibreOffice/3.5$Linux_X86_64 LibreOffice_project/350m1$Build-2</meta:generator>
    <meta:document-statistic meta:object-count="37"/>
  </office:meta>
</office:document-meta>
</file>